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299b" officeooo:paragraph-rsid="000e299b"/>
    </style:style>
    <style:style style:name="P2" style:family="paragraph" style:parent-style-name="Standard" style:list-style-name="L1">
      <style:text-properties officeooo:rsid="000e299b" officeooo:paragraph-rsid="000e299b"/>
    </style:style>
    <style:style style:name="P3" style:family="paragraph" style:parent-style-name="Standard">
      <style:text-properties officeooo:rsid="0010a983" officeooo:paragraph-rsid="0010a983"/>
    </style:style>
    <style:style style:name="T1" style:family="text">
      <style:text-properties officeooo:rsid="000f85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nny Burrows</text:p>
      <text:p text:style-name="P3">burrowsd@onid.oregonstate.edu</text:p>
      <text:p text:style-name="P3">CS 372 – Lab 2</text:p>
      <text:p text:style-name="P1"><text:s/></text:p>
      <text:p text:style-name="P1">1. List 3 different protocols that appear in the protocol column in the unfiltered packet-listing window in step 7 above.</text:p>
      <text:p text:style-name="P1"/>
      <text:list xml:id="list2852086130758010304" text:style-name="L1">
        <text:list-item>
          <text:p text:style-name="P2">TCP</text:p>
        </text:list-item>
        <text:list-item>
          <text:p text:style-name="P2">HTTP</text:p>
        </text:list-item>
        <text:list-item>
          <text:p text:style-name="P2">TLSv1.2</text:p>
        </text:list-item>
      </text:list>
      <text:p text:style-name="P1"/>
      <text:p text:style-name="P1">2. How long did it take from when the HTTP GET message was sent until the HTTP OK reply was </text:p>
      <text:p text:style-name="P1">received? (By default, the value of the Time column in the packet-listing window is the amount of </text:p>
      <text:p text:style-name="P1">time, in seconds, since Wireshark tracing began. To display the Time field in time-of-day format, </text:p>
      <text:p text:style-name="P1">select the Wireshark View pull down menu, then select Time Display Format, then select Time-of-day.) </text:p>
      <text:p text:style-name="P1"/>
      <text:p text:style-name="P1"><text:tab/>0.076 seconds</text:p>
      <text:p text:style-name="P1"/>
      <text:p text:style-name="P1">3. What is the Internet address of the gaia.cs.umass.edu (also known as wwwnet.cs.umass.edu)? What is the Internet address of your computer?</text:p>
      <text:p text:style-name="P1"/>
      <text:p text:style-name="P1"><text:tab/>128.119.245.12</text:p>
      <text:p text:style-name="P1"><text:tab/>192.168.1.117</text:p>
      <text:p text:style-name="P1"/>
      <text:p text:style-name="P1">4. Print the two HTTP messages (GET and OK) referred to in question 2 above. To do so, select Print </text:p>
      <text:p text:style-name="P1">from the Wireshark File command menu, and select the “Selected Packet Only” and “Print as </text:p>
      <text:p text:style-name="P1">displayed” radial buttons, and then click OK. </text:p>
      <text:p text:style-name="P1"/>
      <text:p text:style-name="P1"><text:tab/><text:span text:style-name="T1">Please see Lab31.pdf and Lab32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7T15:12:14.045000000</meta:creation-date>
    <dc:date>2014-04-26T20:27:27.923000000</dc:date>
    <meta:editing-duration>PT2M46S</meta:editing-duration>
    <meta:editing-cycles>2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20" meta:word-count="172" meta:character-count="1038" meta:non-whitespace-character-count="875"/>
  </office:meta>
</office:document-meta>
</file>